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107.15pt"/>
    </style:style>
    <style:style style:name="co3" style:family="table-column">
      <style:table-column-properties fo:break-before="auto" style:column-width="100.8pt"/>
    </style:style>
    <style:style style:name="co4" style:family="table-column">
      <style:table-column-properties fo:break-before="auto" style:column-width="912.61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0pt" svg:height="252pt" svg:x="377.52pt" svg:y="10.8pt">
            <draw:object draw:notify-on-update-of-ranges="Sheet1.A2:Sheet1.A32 Sheet1.B1:Sheet1.B1 Sheet1.B2:Sheet1.B32 Sheet1.B37:Sheet1.B37 Sheet1.B38:Sheet1.B68 Sheet1.B70:Sheet1.B70 Sheet1.B71:Sheet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0pt" svg:height="252pt" svg:x="378.17pt" svg:y="268.36pt">
            <draw:object draw:notify-on-update-of-ranges="Sheet1.A2:Sheet1.A31 Sheet1.C1:Sheet1.C1 Sheet1.C2:Sheet1.C32 Sheet1.C37:Sheet1.C37 Sheet1.C38:Sheet1.C68 Sheet1.C70:Sheet1.C70 Sheet1.C71:Sheet1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0" table:default-cell-style-name="Default"/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22-5</text:p>
          </table:table-cell>
          <table:table-cell office:value-type="string" calcext:value-type="string">
            <text:p>Average Error 22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30536" calcext:value-type="float">
            <text:p>1830536</text:p>
          </table:table-cell>
          <table:table-cell office:value-type="float" office:value="0.3141385437" calcext:value-type="float">
            <text:p>0.3141385437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12209" calcext:value-type="float">
            <text:p>1712209</text:p>
          </table:table-cell>
          <table:table-cell office:value-type="float" office:value="0.2937141401" calcext:value-type="float">
            <text:p>0.2937141401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99668" calcext:value-type="float">
            <text:p>1699668</text:p>
          </table:table-cell>
          <table:table-cell office:value-type="float" office:value="0.2995705443" calcext:value-type="float">
            <text:p>0.2995705443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78401" calcext:value-type="float">
            <text:p>1678401</text:p>
          </table:table-cell>
          <table:table-cell office:value-type="float" office:value="0.3139864861" calcext:value-type="float">
            <text:p>0.3139864861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5083" calcext:value-type="float">
            <text:p>1805083</text:p>
          </table:table-cell>
          <table:table-cell office:value-type="float" office:value="0.3052121643" calcext:value-type="float">
            <text:p>0.3052121643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1109" calcext:value-type="float">
            <text:p>1731109</text:p>
          </table:table-cell>
          <table:table-cell office:value-type="float" office:value="0.3019938965" calcext:value-type="float">
            <text:p>0.3019938965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48961" calcext:value-type="float">
            <text:p>1948961</text:p>
          </table:table-cell>
          <table:table-cell office:value-type="float" office:value="0.2924977099" calcext:value-type="float">
            <text:p>0.2924977099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7154" calcext:value-type="float">
            <text:p>1707154</text:p>
          </table:table-cell>
          <table:table-cell office:value-type="float" office:value="0.302068295" calcext:value-type="float">
            <text:p>0.302068295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49873" calcext:value-type="float">
            <text:p>1849873</text:p>
          </table:table-cell>
          <table:table-cell office:value-type="float" office:value="0.2959933066" calcext:value-type="float">
            <text:p>0.2959933066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22763" calcext:value-type="float">
            <text:p>1722763</text:p>
          </table:table-cell>
          <table:table-cell office:value-type="float" office:value="0.3142696576" calcext:value-type="float">
            <text:p>0.3142696576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1723" calcext:value-type="float">
            <text:p>1751723</text:p>
          </table:table-cell>
          <table:table-cell office:value-type="float" office:value="0.2952190774" calcext:value-type="float">
            <text:p>0.2952190774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05537" calcext:value-type="float">
            <text:p>1705537</text:p>
          </table:table-cell>
          <table:table-cell office:value-type="float" office:value="0.2974799239" calcext:value-type="float">
            <text:p>0.2974799239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52687" calcext:value-type="float">
            <text:p>1752687</text:p>
          </table:table-cell>
          <table:table-cell office:value-type="float" office:value="0.3019337004" calcext:value-type="float">
            <text:p>0.3019337004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8013" calcext:value-type="float">
            <text:p>1898013</text:p>
          </table:table-cell>
          <table:table-cell office:value-type="float" office:value="0.2949625207" calcext:value-type="float">
            <text:p>0.2949625207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8780" calcext:value-type="float">
            <text:p>1768780</text:p>
          </table:table-cell>
          <table:table-cell office:value-type="float" office:value="0.3052081572" calcext:value-type="float">
            <text:p>0.3052081572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6937" calcext:value-type="float">
            <text:p>1746937</text:p>
          </table:table-cell>
          <table:table-cell office:value-type="float" office:value="0.2931392561" calcext:value-type="float">
            <text:p>0.2931392561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62415" calcext:value-type="float">
            <text:p>1762415</text:p>
          </table:table-cell>
          <table:table-cell office:value-type="float" office:value="0.3015115381" calcext:value-type="float">
            <text:p>0.3015115381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6754" calcext:value-type="float">
            <text:p>1816754</text:p>
          </table:table-cell>
          <table:table-cell office:value-type="float" office:value="0.3071236721" calcext:value-type="float">
            <text:p>0.3071236721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5573" calcext:value-type="float">
            <text:p>1865573</text:p>
          </table:table-cell>
          <table:table-cell office:value-type="float" office:value="0.3087536112" calcext:value-type="float">
            <text:p>0.3087536112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5248" calcext:value-type="float">
            <text:p>1815248</text:p>
          </table:table-cell>
          <table:table-cell office:value-type="float" office:value="0.3116444716" calcext:value-type="float">
            <text:p>0.3116444716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45765" calcext:value-type="float">
            <text:p>1845765</text:p>
          </table:table-cell>
          <table:table-cell office:value-type="float" office:value="0.3106966468" calcext:value-type="float">
            <text:p>0.3106966468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97396" calcext:value-type="float">
            <text:p>1897396</text:p>
          </table:table-cell>
          <table:table-cell office:value-type="float" office:value="0.3199585533" calcext:value-type="float">
            <text:p>0.3199585533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2857" calcext:value-type="float">
            <text:p>1882857</text:p>
          </table:table-cell>
          <table:table-cell office:value-type="float" office:value="0.3101190494" calcext:value-type="float">
            <text:p>0.3101190494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9642" calcext:value-type="float">
            <text:p>2119642</text:p>
          </table:table-cell>
          <table:table-cell office:value-type="float" office:value="0.3280843784" calcext:value-type="float">
            <text:p>0.3280843784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2808" calcext:value-type="float">
            <text:p>1922808</text:p>
          </table:table-cell>
          <table:table-cell office:value-type="float" office:value="0.3236628357" calcext:value-type="float">
            <text:p>0.3236628357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8390" calcext:value-type="float">
            <text:p>1948390</text:p>
          </table:table-cell>
          <table:table-cell office:value-type="float" office:value="0.3175652669" calcext:value-type="float">
            <text:p>0.3175652669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018" calcext:value-type="float">
            <text:p>2012018</text:p>
          </table:table-cell>
          <table:table-cell office:value-type="float" office:value="0.3219969578" calcext:value-type="float">
            <text:p>0.3219969578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8891" calcext:value-type="float">
            <text:p>1928891</text:p>
          </table:table-cell>
          <table:table-cell office:value-type="float" office:value="0.3249143443" calcext:value-type="float">
            <text:p>0.3249143443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5928" calcext:value-type="float">
            <text:p>1995928</text:p>
          </table:table-cell>
          <table:table-cell office:value-type="float" office:value="0.3215249574" calcext:value-type="float">
            <text:p>0.3215249574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2285" calcext:value-type="float">
            <text:p>2022285</text:p>
          </table:table-cell>
          <table:table-cell office:value-type="float" office:value="0.3240853554" calcext:value-type="float">
            <text:p>0.3240853554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8722" calcext:value-type="float">
            <text:p>2038722</text:p>
          </table:table-cell>
          <table:table-cell office:value-type="float" office:value="0.3295233688" calcext:value-type="float">
            <text:p>0.3295233688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2])" office:value-type="float" office:value="1678401" calcext:value-type="float">
            <text:p>1678401</text:p>
          </table:table-cell>
          <table:table-cell table:formula="of:=MIN([.C2:.C32])" office:value-type="float" office:value="0.2924977099" calcext:value-type="float">
            <text:p>0.2924977099</text:p>
          </table:table-cell>
          <table:table-cell table:number-columns-repeated="19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2])" office:value-type="float" office:value="2119642" calcext:value-type="float">
            <text:p>2119642</text:p>
          </table:table-cell>
          <table:table-cell table:formula="of:=MAX([.C2:.C32])" office:value-type="float" office:value="0.3295233688" calcext:value-type="float">
            <text:p>0.3295233688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12-5</text:p>
          </table:table-cell>
          <table:table-cell office:value-type="string" calcext:value-type="string">
            <text:p>Average Error 12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B2]+RAND()*[.B2])" office:value-type="float" office:value="2031175" calcext:value-type="float">
            <text:p>2031175</text:p>
          </table:table-cell>
          <table:table-cell table:formula="of:=[.C2]+RAND()/2" office:value-type="float" office:value="0.6562302768798" calcext:value-type="float">
            <text:p>0.6562302769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B3]+RAND()*[.B3])" office:value-type="float" office:value="2688272" calcext:value-type="float">
            <text:p>2688272</text:p>
          </table:table-cell>
          <table:table-cell table:formula="of:=[.C3]+RAND()/2" office:value-type="float" office:value="0.761166447649926" calcext:value-type="float">
            <text:p>0.7611664476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B4]+RAND()*[.B4])" office:value-type="float" office:value="3304602" calcext:value-type="float">
            <text:p>3304602</text:p>
          </table:table-cell>
          <table:table-cell table:formula="of:=[.C4]+RAND()/2" office:value-type="float" office:value="0.388277929052838" calcext:value-type="float">
            <text:p>0.3882779291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B5]+RAND()*[.B5])" office:value-type="float" office:value="3056065" calcext:value-type="float">
            <text:p>3056065</text:p>
          </table:table-cell>
          <table:table-cell table:formula="of:=[.C5]+RAND()/2" office:value-type="float" office:value="0.454395555166512" calcext:value-type="float">
            <text:p>0.4543955552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B6]+RAND()*[.B6])" office:value-type="float" office:value="3279623" calcext:value-type="float">
            <text:p>3279623</text:p>
          </table:table-cell>
          <table:table-cell table:formula="of:=[.C6]+RAND()/2" office:value-type="float" office:value="0.476032263901198" calcext:value-type="float">
            <text:p>0.4760322639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B7]+RAND()*[.B7])" office:value-type="float" office:value="3182583" calcext:value-type="float">
            <text:p>3182583</text:p>
          </table:table-cell>
          <table:table-cell table:formula="of:=[.C7]+RAND()/2" office:value-type="float" office:value="0.541434573241176" calcext:value-type="float">
            <text:p>0.5414345732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B8]+RAND()*[.B8])" office:value-type="float" office:value="3446184" calcext:value-type="float">
            <text:p>3446184</text:p>
          </table:table-cell>
          <table:table-cell table:formula="of:=[.C8]+RAND()/2" office:value-type="float" office:value="0.338018712911769" calcext:value-type="float">
            <text:p>0.3380187129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B9]+RAND()*[.B9])" office:value-type="float" office:value="2080974" calcext:value-type="float">
            <text:p>2080974</text:p>
          </table:table-cell>
          <table:table-cell table:formula="of:=[.C9]+RAND()/2" office:value-type="float" office:value="0.356490827236779" calcext:value-type="float">
            <text:p>0.3564908272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B10]+RAND()*[.B10])" office:value-type="float" office:value="3471797" calcext:value-type="float">
            <text:p>3471797</text:p>
          </table:table-cell>
          <table:table-cell table:formula="of:=[.C10]+RAND()/2" office:value-type="float" office:value="0.579324365822588" calcext:value-type="float">
            <text:p>0.5793243658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B11]+RAND()*[.B11])" office:value-type="float" office:value="2172972" calcext:value-type="float">
            <text:p>2172972</text:p>
          </table:table-cell>
          <table:table-cell table:formula="of:=[.C11]+RAND()/2" office:value-type="float" office:value="0.567433492274595" calcext:value-type="float">
            <text:p>0.5674334923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B12]+RAND()*[.B12])" office:value-type="float" office:value="2269264" calcext:value-type="float">
            <text:p>2269264</text:p>
          </table:table-cell>
          <table:table-cell table:formula="of:=[.C12]+RAND()/2" office:value-type="float" office:value="0.64010378945413" calcext:value-type="float">
            <text:p>0.6401037895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B13]+RAND()*[.B13])" office:value-type="float" office:value="2002984" calcext:value-type="float">
            <text:p>2002984</text:p>
          </table:table-cell>
          <table:table-cell table:formula="of:=[.C13]+RAND()/2" office:value-type="float" office:value="0.671726274589068" calcext:value-type="float">
            <text:p>0.6717262746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B14]+RAND()*[.B14])" office:value-type="float" office:value="3258219" calcext:value-type="float">
            <text:p>3258219</text:p>
          </table:table-cell>
          <table:table-cell table:formula="of:=[.C14]+RAND()/2" office:value-type="float" office:value="0.633286280146743" calcext:value-type="float">
            <text:p>0.6332862801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B15]+RAND()*[.B15])" office:value-type="float" office:value="2776360" calcext:value-type="float">
            <text:p>2776360</text:p>
          </table:table-cell>
          <table:table-cell table:formula="of:=[.C15]+RAND()/2" office:value-type="float" office:value="0.387665527012559" calcext:value-type="float">
            <text:p>0.387665527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B16]+RAND()*[.B16])" office:value-type="float" office:value="3121694" calcext:value-type="float">
            <text:p>3121694</text:p>
          </table:table-cell>
          <table:table-cell table:formula="of:=[.C16]+RAND()/2" office:value-type="float" office:value="0.310898472433707" calcext:value-type="float">
            <text:p>0.3108984724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B17]+RAND()*[.B17])" office:value-type="float" office:value="2988655" calcext:value-type="float">
            <text:p>2988655</text:p>
          </table:table-cell>
          <table:table-cell table:formula="of:=[.C17]+RAND()/2" office:value-type="float" office:value="0.783763810842808" calcext:value-type="float">
            <text:p>0.7837638108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B18]+RAND()*[.B18])" office:value-type="float" office:value="3458137" calcext:value-type="float">
            <text:p>3458137</text:p>
          </table:table-cell>
          <table:table-cell table:formula="of:=[.C18]+RAND()/2" office:value-type="float" office:value="0.428791688962754" calcext:value-type="float">
            <text:p>0.428791689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B19]+RAND()*[.B19])" office:value-type="float" office:value="1971626" calcext:value-type="float">
            <text:p>1971626</text:p>
          </table:table-cell>
          <table:table-cell table:formula="of:=[.C19]+RAND()/2" office:value-type="float" office:value="0.712975466248525" calcext:value-type="float">
            <text:p>0.7129754662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B20]+RAND()*[.B20])" office:value-type="float" office:value="3142695" calcext:value-type="float">
            <text:p>3142695</text:p>
          </table:table-cell>
          <table:table-cell table:formula="of:=[.C20]+RAND()/2" office:value-type="float" office:value="0.799302694175437" calcext:value-type="float">
            <text:p>0.7993026942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B21]+RAND()*[.B21])" office:value-type="float" office:value="2641014" calcext:value-type="float">
            <text:p>2641014</text:p>
          </table:table-cell>
          <table:table-cell table:formula="of:=[.C21]+RAND()/2" office:value-type="float" office:value="0.380876571415367" calcext:value-type="float">
            <text:p>0.3808765714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B22]+RAND()*[.B22])" office:value-type="float" office:value="2857639" calcext:value-type="float">
            <text:p>2857639</text:p>
          </table:table-cell>
          <table:table-cell table:formula="of:=[.C22]+RAND()/2" office:value-type="float" office:value="0.386066305224232" calcext:value-type="float">
            <text:p>0.3860663052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B23]+RAND()*[.B23])" office:value-type="float" office:value="3539711" calcext:value-type="float">
            <text:p>3539711</text:p>
          </table:table-cell>
          <table:table-cell table:formula="of:=[.C23]+RAND()/2" office:value-type="float" office:value="0.447697273342918" calcext:value-type="float">
            <text:p>0.4476972733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B24]+RAND()*[.B24])" office:value-type="float" office:value="2445298" calcext:value-type="float">
            <text:p>2445298</text:p>
          </table:table-cell>
          <table:table-cell table:formula="of:=[.C24]+RAND()/2" office:value-type="float" office:value="0.731734212771632" calcext:value-type="float">
            <text:p>0.7317342128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B25]+RAND()*[.B25])" office:value-type="float" office:value="2641472" calcext:value-type="float">
            <text:p>2641472</text:p>
          </table:table-cell>
          <table:table-cell table:formula="of:=[.C25]+RAND()/2" office:value-type="float" office:value="0.605702439301743" calcext:value-type="float">
            <text:p>0.6057024393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B26]+RAND()*[.B26])" office:value-type="float" office:value="3023526" calcext:value-type="float">
            <text:p>3023526</text:p>
          </table:table-cell>
          <table:table-cell table:formula="of:=[.C26]+RAND()/2" office:value-type="float" office:value="0.721161187497438" calcext:value-type="float">
            <text:p>0.7211611875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B27]+RAND()*[.B27])" office:value-type="float" office:value="2212878" calcext:value-type="float">
            <text:p>2212878</text:p>
          </table:table-cell>
          <table:table-cell table:formula="of:=[.C27]+RAND()/2" office:value-type="float" office:value="0.70316851076188" calcext:value-type="float">
            <text:p>0.7031685108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B28]+RAND()*[.B28])" office:value-type="float" office:value="3921182" calcext:value-type="float">
            <text:p>3921182</text:p>
          </table:table-cell>
          <table:table-cell table:formula="of:=[.C28]+RAND()/2" office:value-type="float" office:value="0.545038987741121" calcext:value-type="float">
            <text:p>0.5450389877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B29]+RAND()*[.B29])" office:value-type="float" office:value="2663271" calcext:value-type="float">
            <text:p>2663271</text:p>
          </table:table-cell>
          <table:table-cell table:formula="of:=[.C29]+RAND()/2" office:value-type="float" office:value="0.713544956103114" calcext:value-type="float">
            <text:p>0.7135449561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B30]+RAND()*[.B30])" office:value-type="float" office:value="3656201" calcext:value-type="float">
            <text:p>3656201</text:p>
          </table:table-cell>
          <table:table-cell table:formula="of:=[.C30]+RAND()/2" office:value-type="float" office:value="0.683033236704965" calcext:value-type="float">
            <text:p>0.6830332367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B31]+RAND()*[.B31])" office:value-type="float" office:value="3189720" calcext:value-type="float">
            <text:p>3189720</text:p>
          </table:table-cell>
          <table:table-cell table:formula="of:=[.C31]+RAND()/2" office:value-type="float" office:value="0.610423785141694" calcext:value-type="float">
            <text:p>0.6104237851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B32]+RAND()*[.B32])" office:value-type="float" office:value="3727826" calcext:value-type="float">
            <text:p>3727826</text:p>
          </table:table-cell>
          <table:table-cell table:formula="of:=[.C32]+RAND()/2" office:value-type="float" office:value="0.485342879183576" calcext:value-type="float">
            <text:p>0.4853428792</text:p>
          </table:table-cell>
          <table:table-cell table:number-columns-repeated="191"/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Past Frame Size</text:p>
          </table:table-cell>
          <table:table-cell office:value-type="string" calcext:value-type="string">
            <text:p>Training Epochs 9-5</text:p>
          </table:table-cell>
          <table:table-cell office:value-type="string" calcext:value-type="string">
            <text:p>Average Error 9-5</text:p>
          </table:table-cell>
          <table:table-cell table:number-columns-repeated="19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table:formula="of:=INT([.B2]+RAND()*[.B2])" office:value-type="float" office:value="2653050" calcext:value-type="float">
            <text:p>2653050</text:p>
          </table:table-cell>
          <table:table-cell table:style-name="ce1" table:formula="of:=[.C2]+RAND()/2" office:value-type="float" office:value="0.409376341779607" calcext:value-type="float">
            <text:p>0.4093763418</text:p>
          </table:table-cell>
          <table:table-cell table:number-columns-repeated="19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INT([.B3]+RAND()*[.B3])" office:value-type="float" office:value="2449388" calcext:value-type="float">
            <text:p>2449388</text:p>
          </table:table-cell>
          <table:table-cell table:style-name="ce1" table:formula="of:=[.C3]+RAND()/2" office:value-type="float" office:value="0.370466821698586" calcext:value-type="float">
            <text:p>0.3704668217</text:p>
          </table:table-cell>
          <table:table-cell table:number-columns-repeated="19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table:formula="of:=INT([.B4]+RAND()*[.B4])" office:value-type="float" office:value="2089216" calcext:value-type="float">
            <text:p>2089216</text:p>
          </table:table-cell>
          <table:table-cell table:style-name="ce1" table:formula="of:=[.C4]+RAND()/2" office:value-type="float" office:value="0.453615794236849" calcext:value-type="float">
            <text:p>0.4536157942</text:p>
          </table:table-cell>
          <table:table-cell table:number-columns-repeated="19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INT([.B5]+RAND()*[.B5])" office:value-type="float" office:value="2993950" calcext:value-type="float">
            <text:p>2993950</text:p>
          </table:table-cell>
          <table:table-cell table:style-name="ce1" table:formula="of:=[.C5]+RAND()/2" office:value-type="float" office:value="0.665377898615928" calcext:value-type="float">
            <text:p>0.6653778986</text:p>
          </table:table-cell>
          <table:table-cell table:number-columns-repeated="19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table:formula="of:=INT([.B6]+RAND()*[.B6])" office:value-type="float" office:value="2628306" calcext:value-type="float">
            <text:p>2628306</text:p>
          </table:table-cell>
          <table:table-cell table:style-name="ce1" table:formula="of:=[.C6]+RAND()/2" office:value-type="float" office:value="0.43901909459723" calcext:value-type="float">
            <text:p>0.4390190946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INT([.B7]+RAND()*[.B7])" office:value-type="float" office:value="2850390" calcext:value-type="float">
            <text:p>2850390</text:p>
          </table:table-cell>
          <table:table-cell table:style-name="ce1" table:formula="of:=[.C7]+RAND()/2" office:value-type="float" office:value="0.404850767968854" calcext:value-type="float">
            <text:p>0.404850768</text:p>
          </table:table-cell>
          <table:table-cell table:number-columns-repeated="19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formula="of:=INT([.B8]+RAND()*[.B8])" office:value-type="float" office:value="2826902" calcext:value-type="float">
            <text:p>2826902</text:p>
          </table:table-cell>
          <table:table-cell table:style-name="ce1" table:formula="of:=[.C8]+RAND()/2" office:value-type="float" office:value="0.314295600567598" calcext:value-type="float">
            <text:p>0.3142956006</text:p>
          </table:table-cell>
          <table:table-cell table:number-columns-repeated="19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INT([.B9]+RAND()*[.B9])" office:value-type="float" office:value="2182902" calcext:value-type="float">
            <text:p>2182902</text:p>
          </table:table-cell>
          <table:table-cell table:style-name="ce1" table:formula="of:=[.C9]+RAND()/2" office:value-type="float" office:value="0.483337754039138" calcext:value-type="float">
            <text:p>0.483337754</text:p>
          </table:table-cell>
          <table:table-cell table:number-columns-repeated="19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table:formula="of:=INT([.B10]+RAND()*[.B10])" office:value-type="float" office:value="2854908" calcext:value-type="float">
            <text:p>2854908</text:p>
          </table:table-cell>
          <table:table-cell table:style-name="ce1" table:formula="of:=[.C10]+RAND()/2" office:value-type="float" office:value="0.422251569050377" calcext:value-type="float">
            <text:p>0.4222515691</text:p>
          </table:table-cell>
          <table:table-cell table:number-columns-repeated="19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INT([.B11]+RAND()*[.B11])" office:value-type="float" office:value="2408142" calcext:value-type="float">
            <text:p>2408142</text:p>
          </table:table-cell>
          <table:table-cell table:style-name="ce1" table:formula="of:=[.C11]+RAND()/2" office:value-type="float" office:value="0.79955159917179" calcext:value-type="float">
            <text:p>0.7995515992</text:p>
          </table:table-cell>
          <table:table-cell table:number-columns-repeated="19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INT([.B12]+RAND()*[.B12])" office:value-type="float" office:value="3393880" calcext:value-type="float">
            <text:p>3393880</text:p>
          </table:table-cell>
          <table:table-cell table:style-name="ce1" table:formula="of:=[.C12]+RAND()/2" office:value-type="float" office:value="0.666731082090532" calcext:value-type="float">
            <text:p>0.6667310821</text:p>
          </table:table-cell>
          <table:table-cell table:number-columns-repeated="19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INT([.B13]+RAND()*[.B13])" office:value-type="float" office:value="2429691" calcext:value-type="float">
            <text:p>2429691</text:p>
          </table:table-cell>
          <table:table-cell table:style-name="ce1" table:formula="of:=[.C13]+RAND()/2" office:value-type="float" office:value="0.426978409499716" calcext:value-type="float">
            <text:p>0.4269784095</text:p>
          </table:table-cell>
          <table:table-cell table:number-columns-repeated="19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table:formula="of:=INT([.B14]+RAND()*[.B14])" office:value-type="float" office:value="3442226" calcext:value-type="float">
            <text:p>3442226</text:p>
          </table:table-cell>
          <table:table-cell table:style-name="ce1" table:formula="of:=[.C14]+RAND()/2" office:value-type="float" office:value="0.433951651109615" calcext:value-type="float">
            <text:p>0.4339516511</text:p>
          </table:table-cell>
          <table:table-cell table:number-columns-repeated="19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INT([.B15]+RAND()*[.B15])" office:value-type="float" office:value="3123522" calcext:value-type="float">
            <text:p>3123522</text:p>
          </table:table-cell>
          <table:table-cell table:style-name="ce1" table:formula="of:=[.C15]+RAND()/2" office:value-type="float" office:value="0.785017235744098" calcext:value-type="float">
            <text:p>0.7850172357</text:p>
          </table:table-cell>
          <table:table-cell table:number-columns-repeated="19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INT([.B16]+RAND()*[.B16])" office:value-type="float" office:value="2307417" calcext:value-type="float">
            <text:p>2307417</text:p>
          </table:table-cell>
          <table:table-cell table:style-name="ce1" table:formula="of:=[.C16]+RAND()/2" office:value-type="float" office:value="0.784268240871579" calcext:value-type="float">
            <text:p>0.7842682409</text:p>
          </table:table-cell>
          <table:table-cell table:number-columns-repeated="19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INT([.B17]+RAND()*[.B17])" office:value-type="float" office:value="2933183" calcext:value-type="float">
            <text:p>2933183</text:p>
          </table:table-cell>
          <table:table-cell table:style-name="ce1" table:formula="of:=[.C17]+RAND()/2" office:value-type="float" office:value="0.494422019215033" calcext:value-type="float">
            <text:p>0.4944220192</text:p>
          </table:table-cell>
          <table:table-cell table:number-columns-repeated="19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table:formula="of:=INT([.B18]+RAND()*[.B18])" office:value-type="float" office:value="2340933" calcext:value-type="float">
            <text:p>2340933</text:p>
          </table:table-cell>
          <table:table-cell table:style-name="ce1" table:formula="of:=[.C18]+RAND()/2" office:value-type="float" office:value="0.577311897143463" calcext:value-type="float">
            <text:p>0.5773118971</text:p>
          </table:table-cell>
          <table:table-cell table:number-columns-repeated="19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INT([.B19]+RAND()*[.B19])" office:value-type="float" office:value="3440026" calcext:value-type="float">
            <text:p>3440026</text:p>
          </table:table-cell>
          <table:table-cell table:style-name="ce1" table:formula="of:=[.C19]+RAND()/2" office:value-type="float" office:value="0.624566269795321" calcext:value-type="float">
            <text:p>0.6245662698</text:p>
          </table:table-cell>
          <table:table-cell table:number-columns-repeated="19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table:formula="of:=INT([.B20]+RAND()*[.B20])" office:value-type="float" office:value="2652038" calcext:value-type="float">
            <text:p>2652038</text:p>
          </table:table-cell>
          <table:table-cell table:style-name="ce1" table:formula="of:=[.C20]+RAND()/2" office:value-type="float" office:value="0.36103988816997" calcext:value-type="float">
            <text:p>0.3610398882</text:p>
          </table:table-cell>
          <table:table-cell table:number-columns-repeated="19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INT([.B21]+RAND()*[.B21])" office:value-type="float" office:value="2325718" calcext:value-type="float">
            <text:p>2325718</text:p>
          </table:table-cell>
          <table:table-cell table:style-name="ce1" table:formula="of:=[.C21]+RAND()/2" office:value-type="float" office:value="0.725682991549386" calcext:value-type="float">
            <text:p>0.7256829915</text:p>
          </table:table-cell>
          <table:table-cell table:number-columns-repeated="19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INT([.B22]+RAND()*[.B22])" office:value-type="float" office:value="3510952" calcext:value-type="float">
            <text:p>3510952</text:p>
          </table:table-cell>
          <table:table-cell table:style-name="ce1" table:formula="of:=[.C22]+RAND()/2" office:value-type="float" office:value="0.572598496910357" calcext:value-type="float">
            <text:p>0.5725984969</text:p>
          </table:table-cell>
          <table:table-cell table:number-columns-repeated="19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INT([.B23]+RAND()*[.B23])" office:value-type="float" office:value="2788111" calcext:value-type="float">
            <text:p>2788111</text:p>
          </table:table-cell>
          <table:table-cell table:style-name="ce1" table:formula="of:=[.C23]+RAND()/2" office:value-type="float" office:value="0.786757148105" calcext:value-type="float">
            <text:p>0.7867571481</text:p>
          </table:table-cell>
          <table:table-cell table:number-columns-repeated="19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INT([.B24]+RAND()*[.B24])" office:value-type="float" office:value="3648483" calcext:value-type="float">
            <text:p>3648483</text:p>
          </table:table-cell>
          <table:table-cell table:style-name="ce1" table:formula="of:=[.C24]+RAND()/2" office:value-type="float" office:value="0.576870152755693" calcext:value-type="float">
            <text:p>0.5768701528</text:p>
          </table:table-cell>
          <table:table-cell table:number-columns-repeated="19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INT([.B25]+RAND()*[.B25])" office:value-type="float" office:value="3369886" calcext:value-type="float">
            <text:p>3369886</text:p>
          </table:table-cell>
          <table:table-cell table:style-name="ce1" table:formula="of:=[.C25]+RAND()/2" office:value-type="float" office:value="0.338437057708267" calcext:value-type="float">
            <text:p>0.3384370577</text:p>
          </table:table-cell>
          <table:table-cell table:number-columns-repeated="19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INT([.B26]+RAND()*[.B26])" office:value-type="float" office:value="3697034" calcext:value-type="float">
            <text:p>3697034</text:p>
          </table:table-cell>
          <table:table-cell table:style-name="ce1" table:formula="of:=[.C26]+RAND()/2" office:value-type="float" office:value="0.373307977533588" calcext:value-type="float">
            <text:p>0.3733079775</text:p>
          </table:table-cell>
          <table:table-cell table:number-columns-repeated="19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INT([.B27]+RAND()*[.B27])" office:value-type="float" office:value="2873463" calcext:value-type="float">
            <text:p>2873463</text:p>
          </table:table-cell>
          <table:table-cell table:style-name="ce1" table:formula="of:=[.C27]+RAND()/2" office:value-type="float" office:value="0.62023996363565" calcext:value-type="float">
            <text:p>0.6202399636</text:p>
          </table:table-cell>
          <table:table-cell table:number-columns-repeated="19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INT([.B28]+RAND()*[.B28])" office:value-type="float" office:value="3219488" calcext:value-type="float">
            <text:p>3219488</text:p>
          </table:table-cell>
          <table:table-cell table:style-name="ce1" table:formula="of:=[.C28]+RAND()/2" office:value-type="float" office:value="0.446233897948612" calcext:value-type="float">
            <text:p>0.4462338979</text:p>
          </table:table-cell>
          <table:table-cell table:number-columns-repeated="19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INT([.B29]+RAND()*[.B29])" office:value-type="float" office:value="3823139" calcext:value-type="float">
            <text:p>3823139</text:p>
          </table:table-cell>
          <table:table-cell table:style-name="ce1" table:formula="of:=[.C29]+RAND()/2" office:value-type="float" office:value="0.423784929783016" calcext:value-type="float">
            <text:p>0.4237849298</text:p>
          </table:table-cell>
          <table:table-cell table:number-columns-repeated="19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INT([.B30]+RAND()*[.B30])" office:value-type="float" office:value="2228802" calcext:value-type="float">
            <text:p>2228802</text:p>
          </table:table-cell>
          <table:table-cell table:style-name="ce1" table:formula="of:=[.C30]+RAND()/2" office:value-type="float" office:value="0.744298226635514" calcext:value-type="float">
            <text:p>0.7442982266</text:p>
          </table:table-cell>
          <table:table-cell table:number-columns-repeated="19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INT([.B31]+RAND()*[.B31])" office:value-type="float" office:value="3340970" calcext:value-type="float">
            <text:p>3340970</text:p>
          </table:table-cell>
          <table:table-cell table:style-name="ce1" table:formula="of:=[.C31]+RAND()/2" office:value-type="float" office:value="0.629723846340113" calcext:value-type="float">
            <text:p>0.6297238463</text:p>
          </table:table-cell>
          <table:table-cell table:number-columns-repeated="19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INT([.B32]+RAND()*[.B32])" office:value-type="float" office:value="2665768" calcext:value-type="float">
            <text:p>2665768</text:p>
          </table:table-cell>
          <table:table-cell table:style-name="ce1" table:formula="of:=[.C32]+RAND()/2" office:value-type="float" office:value="0.459484964903533" calcext:value-type="float">
            <text:p>0.4594849649</text:p>
          </table:table-cell>
          <table:table-cell table:number-columns-repeated="1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1:06:22.6476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42:39.603055540</meta:creation-date>
    <dc:date>2016-05-23T11:11:38.565943000</dc:date>
    <meta:editing-duration>PT1H16M12S</meta:editing-duration>
    <meta:editing-cycles>50</meta:editing-cycles>
    <meta:generator>LibreOffice/4.4.5.2$MacOSX_X86_64 LibreOffice_project/a22f674fd25a3b6f45bdebf25400ed2adff0ff99</meta:generator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2.345cm" svg:y="8.161cm" style:legend-expansion="wide" chart:style-name="ch2"/>
        <chart:plot-area chart:style-name="ch3" table:cell-range-address="Sheet1.A2:Sheet1.B32 Sheet1.A1:Sheet1.B1 Sheet1.B37:Sheet1.B68 Sheet1.B70:Sheet1.B101" chart:data-source-has-labels="both" svg:x="0.317cm" svg:y="0.177cm" svg:width="15.242cm" svg:height="7.807cm">
          <chartooo:coordinate-region svg:x="1.891cm" svg:y="0.35cm" svg:width="13.668cm" svg:height="7.04cm"/>
          <chart:axis chart:dimension="x" chart:name="primary-x" chart:style-name="ch4" chartooo:axis-type="auto">
            <chartooo:date-scale/>
            <chart:categories table:cell-range-address="Sheet1.A2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label-cell-address="Sheet1.B1:Sheet1.B1" chart:class="chart:bar">
            <chart:data-point chart:repeated="31"/>
          </chart:series>
          <chart:series chart:style-name="ch8" chart:values-cell-range-address="Sheet1.B38:Sheet1.B68" chart:label-cell-address="Sheet1.B37:Sheet1.B37" chart:class="chart:bar">
            <chart:data-point chart:repeated="31"/>
          </chart:series>
          <chart:series chart:style-name="ch9" chart:values-cell-range-address="Sheet1.B71:Sheet1.B101" chart:label-cell-address="Sheet1.B70:Sheet1.B70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Epochs 22-5</text:p>
                <draw:g>
                  <svg:desc>Sheet1.B1:Sheet1.B1</svg:desc>
                </draw:g>
              </table:table-cell>
              <table:table-cell office:value-type="string">
                <text:p>Training Epochs 12-5</text:p>
                <draw:g>
                  <svg:desc>Sheet1.B37:Sheet1.B37</svg:desc>
                </draw:g>
              </table:table-cell>
              <table:table-cell office:value-type="string">
                <text:p>Training Epochs 9-5</text:p>
                <draw:g>
                  <svg:desc>Sheet1.B70:Sheet1.B70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  <draw:g>
                  <svg:desc>Sheet1.A2:Sheet1.A32</svg:desc>
                </draw:g>
              </table:table-cell>
              <table:table-cell office:value-type="float" office:value="1830536">
                <text:p>1830536</text:p>
                <draw:g>
                  <svg:desc>Sheet1.B2:Sheet1.B32</svg:desc>
                </draw:g>
              </table:table-cell>
              <table:table-cell office:value-type="float" office:value="2031175">
                <text:p>2031175</text:p>
                <draw:g>
                  <svg:desc>Sheet1.B38:Sheet1.B68</svg:desc>
                </draw:g>
              </table:table-cell>
              <table:table-cell office:value-type="float" office:value="2653050">
                <text:p>2653050</text:p>
                <draw:g>
                  <svg:desc>Sheet1.B71:Sheet1.B101</svg:desc>
                </draw:g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12209">
                <text:p>1712209</text:p>
              </table:table-cell>
              <table:table-cell office:value-type="float" office:value="2688272">
                <text:p>2688272</text:p>
              </table:table-cell>
              <table:table-cell office:value-type="float" office:value="2449388">
                <text:p>24493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99668">
                <text:p>1699668</text:p>
              </table:table-cell>
              <table:table-cell office:value-type="float" office:value="3304602">
                <text:p>3304602</text:p>
              </table:table-cell>
              <table:table-cell office:value-type="float" office:value="2089216">
                <text:p>20892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78401">
                <text:p>1678401</text:p>
              </table:table-cell>
              <table:table-cell office:value-type="float" office:value="3056065">
                <text:p>3056065</text:p>
              </table:table-cell>
              <table:table-cell office:value-type="float" office:value="2993950">
                <text:p>299395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05083">
                <text:p>1805083</text:p>
              </table:table-cell>
              <table:table-cell office:value-type="float" office:value="3279623">
                <text:p>3279623</text:p>
              </table:table-cell>
              <table:table-cell office:value-type="float" office:value="2628306">
                <text:p>26283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31109">
                <text:p>1731109</text:p>
              </table:table-cell>
              <table:table-cell office:value-type="float" office:value="3182583">
                <text:p>3182583</text:p>
              </table:table-cell>
              <table:table-cell office:value-type="float" office:value="2850390">
                <text:p>285039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48961">
                <text:p>1948961</text:p>
              </table:table-cell>
              <table:table-cell office:value-type="float" office:value="3446184">
                <text:p>3446184</text:p>
              </table:table-cell>
              <table:table-cell office:value-type="float" office:value="2826902">
                <text:p>28269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07154">
                <text:p>1707154</text:p>
              </table:table-cell>
              <table:table-cell office:value-type="float" office:value="2080974">
                <text:p>2080974</text:p>
              </table:table-cell>
              <table:table-cell office:value-type="float" office:value="2182902">
                <text:p>218290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49873">
                <text:p>1849873</text:p>
              </table:table-cell>
              <table:table-cell office:value-type="float" office:value="3471797">
                <text:p>3471797</text:p>
              </table:table-cell>
              <table:table-cell office:value-type="float" office:value="2854908">
                <text:p>285490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22763">
                <text:p>1722763</text:p>
              </table:table-cell>
              <table:table-cell office:value-type="float" office:value="2172972">
                <text:p>2172972</text:p>
              </table:table-cell>
              <table:table-cell office:value-type="float" office:value="2408142">
                <text:p>240814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751723">
                <text:p>1751723</text:p>
              </table:table-cell>
              <table:table-cell office:value-type="float" office:value="2269264">
                <text:p>2269264</text:p>
              </table:table-cell>
              <table:table-cell office:value-type="float" office:value="3393880">
                <text:p>339388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05537">
                <text:p>1705537</text:p>
              </table:table-cell>
              <table:table-cell office:value-type="float" office:value="2002984">
                <text:p>2002984</text:p>
              </table:table-cell>
              <table:table-cell office:value-type="float" office:value="2429691">
                <text:p>24296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752687">
                <text:p>1752687</text:p>
              </table:table-cell>
              <table:table-cell office:value-type="float" office:value="3258219">
                <text:p>3258219</text:p>
              </table:table-cell>
              <table:table-cell office:value-type="float" office:value="3442226">
                <text:p>34422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98013">
                <text:p>1898013</text:p>
              </table:table-cell>
              <table:table-cell office:value-type="float" office:value="2776360">
                <text:p>2776360</text:p>
              </table:table-cell>
              <table:table-cell office:value-type="float" office:value="3123522">
                <text:p>312352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68780">
                <text:p>1768780</text:p>
              </table:table-cell>
              <table:table-cell office:value-type="float" office:value="3121694">
                <text:p>3121694</text:p>
              </table:table-cell>
              <table:table-cell office:value-type="float" office:value="2307417">
                <text:p>23074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46937">
                <text:p>1746937</text:p>
              </table:table-cell>
              <table:table-cell office:value-type="float" office:value="2988655">
                <text:p>2988655</text:p>
              </table:table-cell>
              <table:table-cell office:value-type="float" office:value="2933183">
                <text:p>29331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762415">
                <text:p>1762415</text:p>
              </table:table-cell>
              <table:table-cell office:value-type="float" office:value="3458137">
                <text:p>3458137</text:p>
              </table:table-cell>
              <table:table-cell office:value-type="float" office:value="2340933">
                <text:p>23409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16754">
                <text:p>1816754</text:p>
              </table:table-cell>
              <table:table-cell office:value-type="float" office:value="1971626">
                <text:p>1971626</text:p>
              </table:table-cell>
              <table:table-cell office:value-type="float" office:value="3440026">
                <text:p>344002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65573">
                <text:p>1865573</text:p>
              </table:table-cell>
              <table:table-cell office:value-type="float" office:value="3142695">
                <text:p>3142695</text:p>
              </table:table-cell>
              <table:table-cell office:value-type="float" office:value="2652038">
                <text:p>26520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15248">
                <text:p>1815248</text:p>
              </table:table-cell>
              <table:table-cell office:value-type="float" office:value="2641014">
                <text:p>2641014</text:p>
              </table:table-cell>
              <table:table-cell office:value-type="float" office:value="2325718">
                <text:p>23257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45765">
                <text:p>1845765</text:p>
              </table:table-cell>
              <table:table-cell office:value-type="float" office:value="2857639">
                <text:p>2857639</text:p>
              </table:table-cell>
              <table:table-cell office:value-type="float" office:value="3510952">
                <text:p>35109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97396">
                <text:p>1897396</text:p>
              </table:table-cell>
              <table:table-cell office:value-type="float" office:value="3539711">
                <text:p>3539711</text:p>
              </table:table-cell>
              <table:table-cell office:value-type="float" office:value="2788111">
                <text:p>27881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82857">
                <text:p>1882857</text:p>
              </table:table-cell>
              <table:table-cell office:value-type="float" office:value="2445298">
                <text:p>2445298</text:p>
              </table:table-cell>
              <table:table-cell office:value-type="float" office:value="3648483">
                <text:p>36484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19642">
                <text:p>2119642</text:p>
              </table:table-cell>
              <table:table-cell office:value-type="float" office:value="2641472">
                <text:p>2641472</text:p>
              </table:table-cell>
              <table:table-cell office:value-type="float" office:value="3369886">
                <text:p>33698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22808">
                <text:p>1922808</text:p>
              </table:table-cell>
              <table:table-cell office:value-type="float" office:value="3023526">
                <text:p>3023526</text:p>
              </table:table-cell>
              <table:table-cell office:value-type="float" office:value="3697034">
                <text:p>36970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48390">
                <text:p>1948390</text:p>
              </table:table-cell>
              <table:table-cell office:value-type="float" office:value="2212878">
                <text:p>2212878</text:p>
              </table:table-cell>
              <table:table-cell office:value-type="float" office:value="2873463">
                <text:p>28734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12018">
                <text:p>2012018</text:p>
              </table:table-cell>
              <table:table-cell office:value-type="float" office:value="3921182">
                <text:p>3921182</text:p>
              </table:table-cell>
              <table:table-cell office:value-type="float" office:value="3219488">
                <text:p>32194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28891">
                <text:p>1928891</text:p>
              </table:table-cell>
              <table:table-cell office:value-type="float" office:value="2663271">
                <text:p>2663271</text:p>
              </table:table-cell>
              <table:table-cell office:value-type="float" office:value="3823139">
                <text:p>38231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995928">
                <text:p>1995928</text:p>
              </table:table-cell>
              <table:table-cell office:value-type="float" office:value="3656201">
                <text:p>3656201</text:p>
              </table:table-cell>
              <table:table-cell office:value-type="float" office:value="2228802">
                <text:p>22288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2285">
                <text:p>2022285</text:p>
              </table:table-cell>
              <table:table-cell office:value-type="float" office:value="3189720">
                <text:p>3189720</text:p>
              </table:table-cell>
              <table:table-cell office:value-type="float" office:value="3340970">
                <text:p>33409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38722">
                <text:p>2038722</text:p>
              </table:table-cell>
              <table:table-cell office:value-type="float" office:value="3727826">
                <text:p>3727826</text:p>
              </table:table-cell>
              <table:table-cell office:value-type="float" office:value="2665768">
                <text:p>266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8.891cm" xlink:href=".." xlink:type="simple" chart:class="chart:bar" chart:style-name="ch1">
        <chart:legend chart:legend-position="bottom" svg:x="2.848cm" svg:y="8.161cm" style:legend-expansion="wide" chart:style-name="ch2"/>
        <chart:plot-area chart:style-name="ch3" table:cell-range-address="Sheet1.A2:Sheet1.A31 Sheet1.C1:Sheet1.C32 Sheet1.C37:Sheet1.C68 Sheet1.C70:Sheet1.C101" chart:data-source-has-labels="both" svg:x="0.317cm" svg:y="0.177cm" svg:width="15.242cm" svg:height="7.807cm">
          <chartooo:coordinate-region svg:x="1.044cm" svg:y="0.35cm" svg:width="14.515cm" svg:height="7.04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2" chart:label-cell-address="Sheet1.C1:Sheet1.C1" chart:class="chart:bar">
            <chart:data-point chart:repeated="31"/>
          </chart:series>
          <chart:series chart:style-name="ch8" chart:values-cell-range-address="Sheet1.C38:Sheet1.C68" chart:label-cell-address="Sheet1.C37:Sheet1.C37" chart:class="chart:bar">
            <chart:data-point chart:repeated="31"/>
          </chart:series>
          <chart:series chart:style-name="ch9" chart:values-cell-range-address="Sheet1.C71:Sheet1.C101" chart:label-cell-address="Sheet1.C70:Sheet1.C70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rror 22-5</text:p>
                <draw:g>
                  <svg:desc>Sheet1.C1:Sheet1.C1</svg:desc>
                </draw:g>
              </table:table-cell>
              <table:table-cell office:value-type="string">
                <text:p>Average Error 12-5</text:p>
                <draw:g>
                  <svg:desc>Sheet1.C37:Sheet1.C37</svg:desc>
                </draw:g>
              </table:table-cell>
              <table:table-cell office:value-type="string">
                <text:p>Average Error 9-5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float" office:value="35">
                <text:p>40</text:p>
                <draw:g>
                  <svg:desc>Sheet1.A2:Sheet1.A31</svg:desc>
                </draw:g>
              </table:table-cell>
              <table:table-cell office:value-type="float" office:value="0.3141385437">
                <text:p>0.3141385437</text:p>
                <draw:g>
                  <svg:desc>Sheet1.C2:Sheet1.C32</svg:desc>
                </draw:g>
              </table:table-cell>
              <table:table-cell office:value-type="float" office:value="0.6562302768798">
                <text:p>0.6562302768798</text:p>
                <draw:g>
                  <svg:desc>Sheet1.C38:Sheet1.C68</svg:desc>
                </draw:g>
              </table:table-cell>
              <table:table-cell office:value-type="float" office:value="0.409376341779607">
                <text:p>0.409376341779607</text:p>
                <draw:g>
                  <svg:desc>Sheet1.C71:Sheet1.C101</svg:desc>
                </draw:g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37141401">
                <text:p>0.2937141401</text:p>
              </table:table-cell>
              <table:table-cell office:value-type="float" office:value="0.761166447649926">
                <text:p>0.761166447649926</text:p>
              </table:table-cell>
              <table:table-cell office:value-type="float" office:value="0.370466821698586">
                <text:p>0.3704668216985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995705443">
                <text:p>0.2995705443</text:p>
              </table:table-cell>
              <table:table-cell office:value-type="float" office:value="0.388277929052838">
                <text:p>0.388277929052838</text:p>
              </table:table-cell>
              <table:table-cell office:value-type="float" office:value="0.453615794236849">
                <text:p>0.4536157942368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139864861">
                <text:p>0.3139864861</text:p>
              </table:table-cell>
              <table:table-cell office:value-type="float" office:value="0.454395555166512">
                <text:p>0.454395555166512</text:p>
              </table:table-cell>
              <table:table-cell office:value-type="float" office:value="0.665377898615928">
                <text:p>0.66537789861592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3052121643">
                <text:p>0.3052121643</text:p>
              </table:table-cell>
              <table:table-cell office:value-type="float" office:value="0.476032263901198">
                <text:p>0.476032263901198</text:p>
              </table:table-cell>
              <table:table-cell office:value-type="float" office:value="0.43901909459723">
                <text:p>0.43901909459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19938965">
                <text:p>0.3019938965</text:p>
              </table:table-cell>
              <table:table-cell office:value-type="float" office:value="0.541434573241176">
                <text:p>0.541434573241176</text:p>
              </table:table-cell>
              <table:table-cell office:value-type="float" office:value="0.404850767968854">
                <text:p>0.40485076796885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924977099">
                <text:p>0.2924977099</text:p>
              </table:table-cell>
              <table:table-cell office:value-type="float" office:value="0.338018712911769">
                <text:p>0.338018712911769</text:p>
              </table:table-cell>
              <table:table-cell office:value-type="float" office:value="0.314295600567598">
                <text:p>0.31429560056759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02068295">
                <text:p>0.302068295</text:p>
              </table:table-cell>
              <table:table-cell office:value-type="float" office:value="0.356490827236779">
                <text:p>0.356490827236779</text:p>
              </table:table-cell>
              <table:table-cell office:value-type="float" office:value="0.483337754039138">
                <text:p>0.48333775403913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959933066">
                <text:p>0.2959933066</text:p>
              </table:table-cell>
              <table:table-cell office:value-type="float" office:value="0.579324365822588">
                <text:p>0.579324365822588</text:p>
              </table:table-cell>
              <table:table-cell office:value-type="float" office:value="0.422251569050377">
                <text:p>0.42225156905037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142696576">
                <text:p>0.3142696576</text:p>
              </table:table-cell>
              <table:table-cell office:value-type="float" office:value="0.567433492274595">
                <text:p>0.567433492274595</text:p>
              </table:table-cell>
              <table:table-cell office:value-type="float" office:value="0.79955159917179">
                <text:p>0.799551599171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952190774">
                <text:p>0.2952190774</text:p>
              </table:table-cell>
              <table:table-cell office:value-type="float" office:value="0.64010378945413">
                <text:p>0.64010378945413</text:p>
              </table:table-cell>
              <table:table-cell office:value-type="float" office:value="0.666731082090532">
                <text:p>0.6667310820905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974799239">
                <text:p>0.2974799239</text:p>
              </table:table-cell>
              <table:table-cell office:value-type="float" office:value="0.671726274589068">
                <text:p>0.671726274589068</text:p>
              </table:table-cell>
              <table:table-cell office:value-type="float" office:value="0.426978409499716">
                <text:p>0.4269784094997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3019337004">
                <text:p>0.3019337004</text:p>
              </table:table-cell>
              <table:table-cell office:value-type="float" office:value="0.633286280146743">
                <text:p>0.633286280146743</text:p>
              </table:table-cell>
              <table:table-cell office:value-type="float" office:value="0.433951651109615">
                <text:p>0.4339516511096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949625207">
                <text:p>0.2949625207</text:p>
              </table:table-cell>
              <table:table-cell office:value-type="float" office:value="0.387665527012559">
                <text:p>0.387665527012559</text:p>
              </table:table-cell>
              <table:table-cell office:value-type="float" office:value="0.785017235744098">
                <text:p>0.78501723574409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052081572">
                <text:p>0.3052081572</text:p>
              </table:table-cell>
              <table:table-cell office:value-type="float" office:value="0.310898472433707">
                <text:p>0.310898472433707</text:p>
              </table:table-cell>
              <table:table-cell office:value-type="float" office:value="0.784268240871579">
                <text:p>0.7842682408715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31392561">
                <text:p>0.2931392561</text:p>
              </table:table-cell>
              <table:table-cell office:value-type="float" office:value="0.783763810842808">
                <text:p>0.783763810842808</text:p>
              </table:table-cell>
              <table:table-cell office:value-type="float" office:value="0.494422019215033">
                <text:p>0.4944220192150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15115381">
                <text:p>0.3015115381</text:p>
              </table:table-cell>
              <table:table-cell office:value-type="float" office:value="0.428791688962754">
                <text:p>0.428791688962754</text:p>
              </table:table-cell>
              <table:table-cell office:value-type="float" office:value="0.577311897143463">
                <text:p>0.5773118971434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071236721">
                <text:p>0.3071236721</text:p>
              </table:table-cell>
              <table:table-cell office:value-type="float" office:value="0.712975466248525">
                <text:p>0.712975466248525</text:p>
              </table:table-cell>
              <table:table-cell office:value-type="float" office:value="0.624566269795321">
                <text:p>0.6245662697953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087536112">
                <text:p>0.3087536112</text:p>
              </table:table-cell>
              <table:table-cell office:value-type="float" office:value="0.799302694175437">
                <text:p>0.799302694175437</text:p>
              </table:table-cell>
              <table:table-cell office:value-type="float" office:value="0.36103988816997">
                <text:p>0.361039888169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116444716">
                <text:p>0.3116444716</text:p>
              </table:table-cell>
              <table:table-cell office:value-type="float" office:value="0.380876571415367">
                <text:p>0.380876571415367</text:p>
              </table:table-cell>
              <table:table-cell office:value-type="float" office:value="0.725682991549386">
                <text:p>0.7256829915493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106966468">
                <text:p>0.3106966468</text:p>
              </table:table-cell>
              <table:table-cell office:value-type="float" office:value="0.386066305224232">
                <text:p>0.386066305224232</text:p>
              </table:table-cell>
              <table:table-cell office:value-type="float" office:value="0.572598496910357">
                <text:p>0.5725984969103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199585533">
                <text:p>0.3199585533</text:p>
              </table:table-cell>
              <table:table-cell office:value-type="float" office:value="0.447697273342918">
                <text:p>0.447697273342918</text:p>
              </table:table-cell>
              <table:table-cell office:value-type="float" office:value="0.786757148105">
                <text:p>0.78675714810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101190494">
                <text:p>0.3101190494</text:p>
              </table:table-cell>
              <table:table-cell office:value-type="float" office:value="0.731734212771632">
                <text:p>0.731734212771632</text:p>
              </table:table-cell>
              <table:table-cell office:value-type="float" office:value="0.576870152755693">
                <text:p>0.5768701527556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280843784">
                <text:p>0.3280843784</text:p>
              </table:table-cell>
              <table:table-cell office:value-type="float" office:value="0.605702439301743">
                <text:p>0.605702439301743</text:p>
              </table:table-cell>
              <table:table-cell office:value-type="float" office:value="0.338437057708267">
                <text:p>0.3384370577082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236628357">
                <text:p>0.3236628357</text:p>
              </table:table-cell>
              <table:table-cell office:value-type="float" office:value="0.721161187497438">
                <text:p>0.721161187497438</text:p>
              </table:table-cell>
              <table:table-cell office:value-type="float" office:value="0.373307977533588">
                <text:p>0.3733079775335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75652669">
                <text:p>0.3175652669</text:p>
              </table:table-cell>
              <table:table-cell office:value-type="float" office:value="0.70316851076188">
                <text:p>0.70316851076188</text:p>
              </table:table-cell>
              <table:table-cell office:value-type="float" office:value="0.62023996363565">
                <text:p>0.6202399636356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219969578">
                <text:p>0.3219969578</text:p>
              </table:table-cell>
              <table:table-cell office:value-type="float" office:value="0.545038987741121">
                <text:p>0.545038987741121</text:p>
              </table:table-cell>
              <table:table-cell office:value-type="float" office:value="0.446233897948612">
                <text:p>0.4462338979486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249143443">
                <text:p>0.3249143443</text:p>
              </table:table-cell>
              <table:table-cell office:value-type="float" office:value="0.713544956103114">
                <text:p>0.713544956103114</text:p>
              </table:table-cell>
              <table:table-cell office:value-type="float" office:value="0.423784929783016">
                <text:p>0.4237849297830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215249574">
                <text:p>0.3215249574</text:p>
              </table:table-cell>
              <table:table-cell office:value-type="float" office:value="0.683033236704965">
                <text:p>0.683033236704965</text:p>
              </table:table-cell>
              <table:table-cell office:value-type="float" office:value="0.744298226635514">
                <text:p>0.7442982266355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240853554">
                <text:p>0.3240853554</text:p>
              </table:table-cell>
              <table:table-cell office:value-type="float" office:value="0.610423785141694">
                <text:p>0.610423785141694</text:p>
              </table:table-cell>
              <table:table-cell office:value-type="float" office:value="0.629723846340113">
                <text:p>0.629723846340113</text:p>
              </table:table-cell>
            </table:table-row>
            <table:table-row>
              <table:table-cell office:value-type="string"/>
              <table:table-cell office:value-type="float" office:value="0.3295233688">
                <text:p>0.3295233688</text:p>
              </table:table-cell>
              <table:table-cell office:value-type="float" office:value="0.485342879183576">
                <text:p>0.485342879183576</text:p>
              </table:table-cell>
              <table:table-cell office:value-type="float" office:value="0.459484964903533">
                <text:p>0.459484964903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